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ncientGreek" svg:font-family="AncientGree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d82ca" officeooo:paragraph-rsid="000d82ca" style:language-complex="sa" style:country-complex="IN"/>
    </style:style>
    <style:style style:name="P2" style:family="paragraph" style:parent-style-name="Standard">
      <style:text-properties officeooo:paragraph-rsid="000d82ca"/>
    </style:style>
    <style:style style:name="P3" style:family="paragraph" style:parent-style-name="Standard">
      <style:text-properties officeooo:paragraph-rsid="000d82ca"/>
    </style:style>
    <style:style style:name="P4" style:family="paragraph" style:parent-style-name="Standard">
      <style:text-properties fo:language="el" fo:country="GR" officeooo:rsid="000d82ca" officeooo:paragraph-rsid="000d82ca" style:language-complex="sa" style:country-complex="IN"/>
    </style:style>
    <style:style style:name="T1" style:family="text">
      <style:text-properties fo:language="grc" fo:country="GR" officeooo:rsid="00100d0f"/>
    </style:style>
    <style:style style:name="T2" style:family="text">
      <style:text-properties fo:language="grc" fo:country="GR" officeooo:rsid="00100d0f" style:language-complex="sa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AncientGreek_3a__20_Ἀρχαία_20_ἑλληνικά"><text:span text:style-name="T1">Οἱ μὲνἄλλοι παρὰ ταῖς ναυσὶν ἀριστεῖς͵ πάντων ~ τῶν Ἑλλήνων ὕπνώττον δι᾽ ὅλης ( τῷ πλείστῳ μέρει ) τῆς νυκτὸς , κατεχόμενοι τῷ πάντα μαλάσσοντι ὕπνῳ · ἀλλ᾽ οὐκ ᾿Αγαμέμνονα τὸν υἱὸν τοῦ ᾿Ατρέως τὸν βασιλέα τοῦ στρατοῦ ὕπνος κατεῖχε γλυκὺς , πολλὰ φροντίζοντα ἐν τῷ λογιστικῷ . Ὥσπερ δὲ ὅταν ἀστράπτῃ ὁ ἀνὴρ τῆς καλλικόμου ῞Ηρας , κατασκευά ζων ἢ μέγαν ὑετὸν , ἢ χάλαζαν ὑπερβάλλουσαν , ἢที่ νιφετὸν ἢὁπηνίκα ᾗ χιὼν ἐπέπασσε τὴν γῆν, ἢ μέγα που στόμα πολέμου πικροῦ · οὕτω πυκνῶς ἐν τῷ στήθει ἀνεστέναζεν ὁ ᾿Αγαμέμνων κάτωθεν ἐκ τῆς καρδίας , ἔτρεμε δὲ αὐτῷ ἐντὸς τὸ ὑπὸ τῷ ὕπατι κείμενον διάφραγμα τοῦ στήθους . ὅτε μὲν εἰς τὴν Τρωϊκὴν πεδιάδα ἐθεᾶτο , ἐθαύμαζε τὰς πολλὰς πυρκαϊὰς , αἳ ἑκαίοντο ἔμπροσθεν τῆς Ἰλίου , καὶ τὴν βοὴν τῶν αὐλῶν καὶ τῶν συρίγγων , καὶ τὸν θόρυβον τῶν ἀνθρώπων · ὅτε δὲ ἀπέβλεπεν εἰς τὰς ναῦς καὶ τὸν στρατὸν τῶν Ἑλλήνων , πολλὰς τρίχας προς-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35 ~ 2 ῥίζους ἐκ τῆς κεφαλῆς ἕλκων ἀπέσπᾳ τῷ ἐν ὕψει ὄντι Δι , μεγάλως δὲ ἀνέστενε κατὰ τὴν ἔνδοξον ψυχήν . Αὕτη δὲ αὐτῷ κατὰ τὸν ἐπιλογισμὸν ἀρίστη ἐδόκει βουλή , ἐλθεῖν ἐπὶ τὸν Νέστορα τὸν υἱὸν τοῦ Νηλέως πρῶτον τῶν ἄλλων ἀνδρῶν , εἴτινα σὺν αὐτῷ βουλὴν βελτίονα μηχανήσαιτο , ἥτις βοήθεια ἐπὶ τοῖς δεινοῖς γένοιτο πᾶσι τοῖς Ἕλλησιν . ᾿Αναστὰς δὲ ἐνέδυσε περὶ τὸ στῆθος τὸν χιτῶνα , τοῖς ποσὶ δὲ τοῖς εὐτραφέσιν ὑπεδήσατο τὰ χρήσιμα ὑποδήματα , μετὰ ταῦτα δὲ περιεβάλετο δέρμα πυρρὸν λέοντος θερμοῦ τὴν φύσιν , μεγάλου , μέχρι τῶν ποδῶν διῆκον , ἔλαβε δὲ καὶ τὸ ξίφος . ὡσαύτως δὲ καὶ τὸν Μενέλαον κατεῖχε τρόμος , οὐδὲ γὰρ αὐτῷ ὕπνος ἐπεκάθιζε τοῖς ὀφθαλμοῖς , δεδιὼς μή τι πάθωσιν οἱ Ἕλληνες , οἳ δὴ ἕνεκα αυτοῦ διὰ πολλῆς θαλάσσης αφίκοντο εἰς τὴν Τροίαν , πόλεμον θρασὺν δι᾿ ὁρμῆς ἔχοντες . Πρῶτον μὲν οὖν δορᾷ παρδάλεως ποικίλῃ περιεκάλυψε τὸ πλατὺ αὐτοῦ μετάφρενον στεφάνην δὲ σιδηρᾶν ( εἶδος περικεφαλαίας) ἆρας τῇ κεφαλῇ ἐπέθηκεν , ἔλαβε δὲ δόρυ ἐν τῇ παχείᾳ καὶ ἰσχυρᾷ χειρί · ὥρμησε δὲ πορεύεσθαι ἀφυπνίσων καὶ ἐγερῶν τὸν ἑαυτοῦ ἀδελφὸν , ὃς μεγάλως πάντων τῶν Ἑλλήνων ἐβασίλευε , καθάπερ δὲ θεὸς ἐτιμᾶτο ἐν τῷ δήμῳ · τοῦτον δὲ εὗρε περιτιθέντα τοῖς ὤμοις τὰ καλὰ ὅπλα παρὰ τῇ πρύμνῃ τῆς νεώς · τούτῳ δὲ ἀγαπητὸς καὶ ἥδιστος ἔδοξεν ἀφικόμενος . Πρὸς τοῦτον δὲ πρότερον εἶπεν ὁ κατὰ πόλεμον ἀγαθὸς Μενέλαος · Τίποτε οὕτως , ὦ τίμιε αδελφέ , καθοπλίζῃ ; ἤ τινα ἀπὸ τῶν φίλων διεγείρεις τοῖς Τρωσὶ κατάσκοπον ; ἀλλὰ πάνυ χαλεπῶς δέδοικα μήποτε οὐδείς σοι ἐπαγγείληται τοῦτο τὸ πρᾶγμα , μόνος παραγενόμενος κατασκοπεῖν ἄνδρας ἐχθροὺς κατὰ τὴν θείαν νύκτα , πάνυ τις τολμηρὸς ἔσται. Πρὸς τοῦ τον δὲ ἀποκρινόμενος εἶπεν ὁ βασιλεὺς ᾿Αγαμέμνων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TΑΡΑΦΡΑΣΙΣ . 137 el el Χρεία βουλῆς ἐμοὶ καὶ σοὶ , ὦ ἐνδοξότατε τεθραμ μένε Μενέλαε , πανούργου , ἥτις ἂν φυλάξοι καὶ σωσοι τοὺς Ἕλληνας , καὶ τὰς ναῦς , ἐπειδὴ ἡ τοῦ Διὸς μετεβλήθη διάνοια · ἐπὶ ταῖς θυσίαις ἄρα τοῦ Ἕκτορος μᾶλλον ἔθηκε τὴν διάνοιαν · οὔπω γὰρ ἴδον, οὐδὲ ἤκουσα λέγοντος , ἕνα ἄνδρα τοσαῦτα δεινὰ ἐν μιᾷ ἡμέρᾳ μηχανήσασθαι, ὅσα Εκτωρ ὁ φίλος τοῦ Διὸς εἰργάσατο τοὺς υἱοὺς τῶν Ἑλλήνων οὕτως , ὡς ἔχει φύσιν ἀνθρωπίνην , οὔτε θεᾶς ἀγαπητὸς υἱὸς ὢν , οὔτε θεοῦ · ἔργα δὲ ἔπραξεν , ὅσα οἴομαι διὰ φροντίδος ἔσεσθαι τοῖς Ἕλλησιν </text:span></text:span><text:soft-page-break/><text:span text:style-name="AncientGreek_3a__20_Ἀρχαία_20_ἑλληνικά"><text:span text:style-name="T1">ἐπὶ πολύ τε καὶ συνεχῶς· τοσαῦτα γὰρ κακὰ τοὺς Ἕλληνας εἰργάσατο . ᾿Αλλ᾽ ἄγε νῦν ( πορεύθητι ) κάλεσον τὸν Ααντα καὶ τὸν Ἰδεμενέα , ταχέως τρέχων ἐπὶ τὰς ναῦς · ἐγὼ δὲ πρὸς τὸν ἔνδοξον Νέστορα πορεύσομαι , καὶ διεγερῶ ἀναστῆναι , ἐὰν βούληται αφικές σθαι εἰς τὸ μέγα ( θεῖον ) τάγμα τῶν φυλάκων , καὶ ἐπιτάξαι· ἐκείνου γὰρ ἂν μᾶλλον ἐπακούσαιεν ·τούτου γὰρ ὁ υἱὸς ἄρχει τῶν φυλάκων , καὶ ὁ θεράπων τοῦ ᾿Ιδομενέως ὁΜηριόνης· τούτοις γὰρ ἐπετρέψαμεν τὸ τοιοῦτο μάλιστα . Πρὸς τοῦτον δὲ μετὰ ταῦτα ἀπεκρίνατο ὁ κατὰ πόλεμον ἀγαθὸς Μενέλαος · πῶς μοι λέγων ἐπιτάττεις , καὶ ἐντέλλῃ ; βούλει ὅπως ἐκεῖ ἐν τοῖς φύλαξι μένω μετ᾿ αὐτῶν , προσδεχόμενος ἕως ἂν ἀφίκῃ , ἢ ὅπως τρέχω ὕστερον κατόπιν σοῦ , ἐπειδὰν αὐτοῖς ἐπιτάξω ; Πρὸς τοῦτον δὲ εἶπεν ὁ βασιλεὺς τῶν ἀνδρῶν ᾿Αγαμέμνων . Ἐκεῖ μένειν μήπως ἁμαρτάνωμεν ἀλλήλων ἐρχόμενοι · πολλα γὰρ ὁδοί εἰσιν ἀνὰ τὸν στρατὸν , φθέγγου δὲ καὶ φώνει , ὅπου ἂν πορευθῇς , καὶ γρηγορεῖν ἐπίταττε , ἐκ πατρὸς καὶ τοῦ γένους καλῶν ἕκαστον ἄνδρα , πάντας τιμῶν καὶ δοξάζων,μηδὲ μεγαλαύχουἐν τῇ ψυχῇ , ἀλλὰ καὶ ἡμεῖς κοπιῶμεν · οὕτω που ἡμῖν ὁ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139 Ζεὺς τοῖς μεταγενεστέροις παρέχεται ταλαιπωρίων χαλεπήν. Οὕτως εἰπῶν , ἀπέπεμψε τὸν ἀδελφὸν κα λῶς ἐπιτάξας · οὕτως δὲ ὥρμησε πορεύεσθαι ἐπὶ τὸν Νέστορα τὸν βασιλέα τοῦ λαοῦ · τοῦτον δὲ εὖρε παρὰ τῇ σκηνῇ , καὶ τῇ μελαίνῃ νηὶ ἐν τῇ μαλακῇ κοίτῃ , παρέκειντο δ ' αὐτῷ τὰ ποικίλα ὅπλα , ἡ ἀσπὶς , καὶ τὰ δύο δόρατα , καὶ ἡ λαμπρὰ περικεφαλαία, παρέκειτο δὲ καὶ ἡ ποικιλωτάτη θωρακίτις ζώνη , ᾗ δὴ ὁ γέρων ἐζώννυτο , ὅτε εἰς τὸν ἀνδροκτόνον πόλεμον καθωπλίζετο ἄγων τὸν στρατόν · ἐπειδὴ οὐχ ὑπεχώρει τῷ χαλεπῷ γήρᾳ · Ανορθωθεὶς δ᾽ οὖν ἐπὶ τοῦ ἀγκῶνος , τὴν κεφαλὴν ἀνατείνας , εἶπε πρὸς τὸν υἱὸν τοῦ᾿Ατρέως, καὶ ἐξηρώτησε λόγῳ · Τίς οὗτος πορεύῃ μόνος κατὰ τὰς ναῦς ἀνὰ τὸν spaτὸν κατὰ τὴν σκοτεινὴν νύκτα , ὁπηνίκα οἱ ἄλλοι ἄνθρωποι ὑπνώττουσιν ; ἤ τινα τῶν ἡμιόνων ζητῶν , ἤ τινα τῶν φίλων ; φώνει· μὴ δὲ σιγῶν ἔρχου πρὸς ἐμὲ · τίς δέ σοι χρεία ; Πρὸς τοῦτον δὲ μετὰ ταῦτα ἀπεκρίνατο ὁ βασιλεὺς τῶν ἀνδρῶν Ἀγαμέμνων · Ω Νέστορ υιὲ τοῦ Νηλέως , μεγάλη δόξα τῶν Ἑλλήνων , γνώσῃ Αγαμέμνονα τὸν υἱὸν τοῦ ᾿Ατρέως , ὃν ὑπὲρ πάντας ὁ Ζεὺς εἰς πόνους ἐνέβαλε παντελῶς καὶ ἕως ἂν ἡ ἀναπνοὴ ἐν τῷ στήθει μένῃ , καὶ τὰ ἀγα πητά μοι γόνατα κινῶνται · πλανῶμαι οὕτως , ἐπειδὴ et μοι ἐπὶ τοῖς ὀφθαλμοῖς ὕπνος δυσέκδυτος καθίζει , ἀλλὰ διὰ φροντίδος ἐστὶν ὁ πόλεμος , καὶ αἱ θλίψεις τῶν Ἑλλήνων · δέδοικα γὰρ χαλεπῶς περὶ τῶν Ἑλλήνων , οὐδέ μοι ἡ ψυχὴ καθέστηκεν , αλλά πλανῶμαι κατὰ τὴν γνώμην , καὶ τεθορύβημαι , ἡ καρδία δέ μοι ἔξω τοῦ στήθους ἐκπηδᾷ , ὑποτρέμου · σι δὲ τὰ λαμπρὰ μέλη . Αλλ᾽ εἴ τι δραστικῶς ἔχεις, ἐπειδὴ οὐ δὲ σέ γε ὕπνος καταλαμβάνει , ἄχε και δέ αγε ταβῶ μεν πρὸς τοὺς φύλακας , ὅπως ἴδωμεν μὴ οὗτοι μὲν κέπῳ καὶ ἀγρυπνίᾳ ἀδημονήσαντες ὑπνώσωσι ,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41 τω "Eτῆς φυλακῆς δὲ παντελῶς ἐπιλάθωνται · ἄνδρες δὲ πολέμιοι ἐγγὺς κάθηνται, οὐδέ τι οἴδαμεν μήπως καὶ κατὰ τὴν νύκτα προθυμηθήσωνται πολεμεῖν . Πρὸς τοῦτον δὲ μετὰ ταῦτα ἀπεκρίνατο ο απὸ τῆς Γερήνης ἱππικὸς Νέστωρ · Ω υιὲ τοῦ ᾿Ατρέως ἐνδοξότα τε βασιλεῦ τῶν ἀνδρῶν ᾿Αγάμεμνον , οὐκέτι τῷ Εκτορι πάντα τὰ διανοήματα ὁ βουλευτικὸς Ζεὺς ἐκτελέσει , ὅσα που νῦν ἐλπίζει , ἀλλ' ὑπολαμβάνω αὐτὸν λύπαις ταλαιπωρήσειν , καὶ </text:span></text:span><text:soft-page-break/><text:span text:style-name="AncientGreek_3a__20_Ἀρχαία_20_ἑλληνικά"><text:span text:style-name="T1">περισσοτέραις , ἐὰν ὁ ᾿Αχιλλεὺς ἐκ τῆς λυπηρᾶς καὶ χαλεπῆς ὀργῆς μεθαρμόσῃ τὴν ἀγαπητὴν ψυχήν. σοὶ δὲ ἐγὼ πάνυ ακολουθήσω · πρὸς δὲ καὶ ἄλλους ἀνιστῶμεν , τόν τε ὑιὸν τοῦ Τυδέως τὸν κατὰ πολὺ ἔνδοξον , καὶ τὸν Ὀδυσσέα , καὶ τὸν ταχὺν Αἴαντα , καὶ τὸν ἰσχυρὸν υἱὸν τοῦ Φυλέως · ἀλλ᾽ εἴθε τις καὶ τούτους καλέσειεν ἐπελθὼν , τόν τε ἰσόθεον Αἴαντα , καὶ τὸν βασιλέα Ιδομενέα , τούτων γὰρ αἱ νῆές εἰσι ποῤῥωτάτω , οὐδὲ πάνυ πλησίον . ἀλλὰ καίπερ ὄντα φίλον καὶ αἰδοῦς ἄξιον τὸν Μενέλαον ὀνειδίσω , κἂν εἰ μέρες ψῃμη μοι , οὐδὲ ἐπικρύψω ,ὅτικαθεύδει , σοι δὲ ,οἶμαι , ἐπέτρεψε πονεῖν καὶ ταλαιπωρεῖν . νῦν ὤφειλεν καὶ τὰ πάντας τοὺς ἀριστεῖς πονεῖν , παρακαλῶν αὐτοὺς , χρεία γὰρ καταλαμβάνει ἀνύποιστος . Πρὸς τοῦτον δὲ εἶπεν ὁ βασιλεὺς τῶν ἀνδρῶν ᾿Αγαμέμνων · Ω γέρον , ἄλλοτε μέν σε καὶ αἰτιᾶσθαι ἐκές λευον , πολλάκις γὰρ παραλείπει , καὶ οὐ βούλεται ποιεῖν , οὔτε ραθυμία ὑποχωρῶν , οὔτε ανοίᾳ νοῦ , ἀλλ᾽ ἀφορῶν πρὸς ἐμὲ , καὶ τὴν ἐκὴν προσδεχόμενος προθυμίαν· κατὰ τὸ παρὸν δὲ πρότερον ἐς μοῦ πάνυ ἠγέρθη , καμοὶ παρεγένετο · τοῦτον δὲ ἐγὼ προέπεμψα καλέσαι , οὓς σὺ ζητεῖς . ἀλλὰ πορειώ </text:span></text:span></text:p>
      <text:p text:style-name="P1"><text:span text:style-name="AncientGreek_3a__20_Ἀρχαία_20_ἑλληνικά"><text:span text:style-name="T1"/></text:span></text:p>
      <text:p text:style-name="P2"><text:span text:style-name="AncientGreek_3a__20_Ἀρχαία_20_ἑλληνικά"><text:span text:style-name="T2">ΠΑΡΑΦΡΑΣΙΣ. 143 ἐν τοῖς φύλαξιν , ἐκεῖ γὰρ αὐτοῖς παρήγγειλα ἀθροισθῆναι . Πρὸς τὸν δὲ μετὰ ταῦτα ἀπεκρίνατο ὁ ἀπὸ τῆς Γερήνης ἱππικὸς Νέστωρ . Οὕτως οὔ( δεὶς) τις αὐτῷ μέμψεται, οὐδὲ απειθήσει ἀπὸ τῶν Ἑλλήνων ὅταν τινὰ προτρέπῃ καὶ διεγείρῃ . Οὕτως εἰπὼν ἐξ νέδυσε περὶ τὸ στῆθος τὸν χιτῶνα ( τὴν ἐσθῆτα ) , τοῖς ποσὶ δὲ τοῖς ευτραφέσιν ὑπεδήσατο τὰ χρήσιμα ὑποδήματα , περιεπόρπησε δὲ τὴν ἐρυθρὰν χλαῖναν , διπλῆν γινομένην τῇ ἐκτάσει τοῦ πλάτους ,συνεστραμμένη δὲ τρίχωσις αὐτῇ ἐπεσπαρμένη ἦν . ἔλαβε δὲ τὸ ἰσχυρὸν δόρυ ἐστομωμένον σιδήρῳ ὀξεῖ , ὥρμησε δὲ πορεύεσθαι κατὰ τὰς ναῦς τῶν σιδηρο θωράκων Ἑλλήνων πρῶτον · μετὰ ταῦτα δὲ Ὀδύσσέα τὸν κατὰ βουλὴν ἴσον τῷ Διὶ ἀνήγειρεν ἐκ τοῦ ὕπνου ὁ ἀπὸ τῆς Γερήνης ἱππικὸς Νέστωρ φωνήσας , τούτου δὲ εὐθέως τὴν διάνοιαν περιήχησεν ἡ βοὴ ἐξῆλθε δὲ τῆς σκηνῆς , καὶ πρὸς αὐτοὺς εἶπε λόγον Τίποτε οὕτω μόνοι πλανᾶσθε κατὰ τὰς ναῦς , καὶ τὸν στρατὸν κατὰ τὴν θείαν νύκτα ; τί δὴ χρεία τοσοῦτον κατέλαβε ; Πρὸς τοῦτον δὲ μετὰ ταῦτα ἀπεκρίνατο ὁ ἀπὸ τῆς Γερήνης ἱππικὸς Νέτωρ · Ω ὑπὲ τοῦ Λαέρτου ἐκ τοῦ Διὸς ἕλκων τὸ γένος , πολύτροπε Ὀδυσσεῦ , μὴ μέμφου , τοιάυτη γὰρ λύπη κατέλαβε( ἐβιάσατο ) τους Ελληνας , ἀλλ᾿ ἀκολούθει , ὅπως καὶ ἄλλον ἀναζήσω μεν ὅντινα δεῖ συμβουλεύειν , ἢ φεύγειν , ἢ πολεμεῖν . Οὕτως εἶπεν . Ὀδυσσεὺς δὲ ὁ πολύβουλος εἰσελθὼν εἰς τὴν σκηνὴν τὴν ποικίλην ἀσπίδα περιέθηκε τοῖς ὤμοις , ἐπορεύθη δὲ πρὸς αὐτούς . ἐπορεύθησαν δέ ἐπὶ τὸν υἱὸν τοῦ Τυδέως τὸν Διομήδην , τοῦτον δὲ κατέλαβον ( εὗρον ) ἐκτὸς ἀπὸ τῆς σκηνῆς σὺν τοῖς ὅπλοις , περὶ αὐτὸν δὲ οἱ φίλοι ὕπνωττον , ὑπὸ ταῖς κεφαλαῖς δὲ εἶχον τὰς ασπίδας , τὰ δόρατα δὲ αὐ τοῖς ὀρθὰ ἐπὶ τοῦ ἐσχάτου σιδηρίου περιπεπηγμένα ἦσαν , πόῤῥω δὲ ὁ σίδηρος ἀνέλαμπεν, ὥσπερ ἀέρα απὴ τοῦ Διὸς τοῦ πατρός · ὁ ἥρως δὲ ἐκάθευδεν , ὑπέ </text:span></text:span></text:p>
      <text:p text:style-name="P2"><text:span text:style-name="AncientGreek_3a__20_Ἀρχαία_20_ἑλληνικά"><text:span text:style-name="T2"/></text:span></text:p>
      <text:p text:style-name="P2"><text:span text:style-name="AncientGreek_3a__20_Ἀρχαία_20_ἑλληνικά"><text:span text:style-name="T2">ΠΑΡΑΦΡΑΣΙΣ . 145 기 ~ ན་ στρωτο δ᾽ αὐτῷ δέρμα βοὸς ἀγροδιαίτου , ὑπὸ τῇ κεφαλῇ δὲ τάπης λαμπρὸς ἐξήπλωτο · τοῦτον παραγενόμενος ἀνέστησεν ὁ ἀπὸ τῆς Γερήνης ἱππικὸς Νέστωρ , ευτόνως τῷ δακτύλω τοῦ ποδὸς ( τῷ πλάτει τοῦ ποδὸς νύξας καὶ διακινήσας ) , τοῦ κοίλου μέρους </text:span></text:span><text:soft-page-break/><text:span text:style-name="AncientGreek_3a__20_Ἀρχαία_20_ἑλληνικά"><text:span text:style-name="T2">ἁψάμενος τοῦ ποδὸς αὐτοῦ , καὶ διήγειρε καὶ ὠνείδισε φανερῶς · Εγείρου , ὦ ὑἱὲ τοῦ Τυδέως , τί ὕπνον νυκτὸς ὅλης καρποῖ ; οὐκ αἰσθάνῃ ὅτι οἱ Τρῶες ἐπὶ τῷ ἀνεστηκότι τόπῳ τοῦ πεδίου κάθηνται πλησίον τῶν νεῶν , ὀλίγον δέ τι διάστημα κωλύει; Οὕτως εἶπεν . οὗτος δὲ πάνυ ταχέως ἐκ τοῦ ὕπνου ανώρμησε , καὶ φωνήσας , λόγους ταχεῖς ἔλεγε πρὸς αὐτόν · ῎Αξια ἀγανακτήσεως πράττων τυγχάνεις , ὦ γέρον · σὺ μὲν οὐδέποτε ἀποπαύῃ τοῦ πόνου · οὐκ εἰσὶ καὶ ἄλλοι νεώτεροι ὑιοὶ τῶν Ἑλλήνων , οἳ δὴ ἕκαστον ἂν τῶν βασιλέων ἀναστήσειαν πανταχοῦ ἐπερχόμενοι , σὺ δὲ ἀκοπίαστος καὶ ἀνίκητος εἶ , ὦ γέρον . Πρὸς τοῦτον δὲ εἶπεν ὁ ἀπὸ τῆς Γερήνης ἱππικὸς Νέστωρ · ναὶ δὴ ταῦτά γε πάντα , ὦ φίλε , και τὰ τὸ πρέπον εἶπας · ὑπάρχουσι μέν μοι υἱοὶ ἄ μεμπτοι , ὑπάρχουσι δὲ λαοὶ καὶ πολλοὶ, τούτων ἄν τις ἐπελθὼν καλέσειεν , ἀλλὰ πάνυ μεγάλη χρεία κατέλαβε ( ἐβιάσατο ) τοὺς῞Ελληνας · νῦν γὰρ πᾶσι τοῖς ῞Ελλησιν ἐπ᾽ ἀκμῆς ξυροῦ ἵστεται ἢ φθορὰ πάνυ χαλεπή , ἢ ζῆσαι. ἀλλὰ πορεύθητι νῦν , ανέγει ρον τὸν ταχὺν Αἴαντα , καὶ τὸν υἱὸν τοῦ Φυλέως· σὺ γὰρ εἶ νεώτερος , εἴ γέ ἐμε ἐλεεῖς . Οὕτως εἶπεν. οὗτος δὲ περὶ τοὺς ὤμους ἐνεδύσατο δέρμα λέοντος θερμοῦ τὴν φύσιν , μεγάλου , μέχρι τῶν ποδῶν διῆμον ἔλαβε δὲ τὸ δόρυ , ὥρμησε δὲ πορεύεσθαι. τούτους δὲ ἐκεῖθεν ἀνεγείρας ἦγεν ὁ ἥρως · οὗτοι δὲ ὁπηνίκα ἐν τοῖς συνηθροισμένοις φύλαξιν ἐγένοντο , οὐδαμῶς ὑπνώττοντας εὗρον τοὺς ἡγεμόνας τῶν φυλάκων , αλ- </text:span></text:span></text:p>
      <text:p text:style-name="P2"><text:span text:style-name="AncientGreek_3a__20_Ἀρχαία_20_ἑλληνικά"><text:span text:style-name="T2"/></text:span></text:p>
      <text:p text:style-name="P2"><text:span text:style-name="AncientGreek_3a__20_Ἀρχαία_20_ἑλληνικά"><text:span text:style-name="T2">ΠΑΡΑΦΡΑΣΙΣ . 147 · ὥσπερ δὲ οἱ κύνες περὶ τὰ πρόβατα κακὴν φυλακὴν καὶ νύκτα διάγουσιν ἐν τῇ μάνδρῃ , θηρίου ἀκούσαν τες ἰσχυροῦ καὶ γενναίου , ὅπερ κατὰ τὸν δρυμὸν πορεύεται διὰ τῶν ὀρέων , πολὺς δὲ θόρυβος ἐπ᾿ αὐ τῷ ἀνδρῶν , καὶ κινῶν · ἀπ᾿ αὐτῶν δὲ ὕπνος ἠφάνισται· οὕτως ἀπὸ τῶν βλεφάρων τούτων ὁ δυσέκδυτος ὕπνος ηφανίσθη , φυλαττόντων τὴν χαλεπὴν νύκτα· εἰς τὸ πεδίον γὰρ ἦσαν αεὶ τετραμμένοι , πότε αἴ σθοιντο τῶν Τρώων ἐπερχομένων . τούτους δὲ ὁ γέρων θεασάμενος ἐχάρη , καὶ παρεθάῤῥυνε λόγῳ , καὶ φωνήσας πρὸς αὐτοὺς λόγους ταχεῖς ἔλεγεν· Οὕτω δὴ ἀγαπητὰ τέκνα φυλάττετε , μὴ δέ τινα ὕπνος νικάτω , μὴ χαρὰ γενώμεθα τοῖς ἐχθροῖς. Οὕτως εἰπὼν διέβη την τάφρον , οὗτοι δὲ ὁμοῦ πάντες ἠκολούθουν οἱ βασιλεῖς τῶν Ἑλλήνων , ὅσοι ἐκλήθησαν ἐπὶ τὴν βουλὴν · μετ᾿ αὐτῶν δὲ Μηριόνης καὶ ὁ λαμπρὸς ὑιὸς τοῦ Νέστορος ἐπορεύθησαν · οὗτοι γὰρ ἐκάλεσαν αὐτοὺς ὥστε συμβουλεῦσαι. Διαβάντες δὲ τὴν ὀρυχθεῖσαν τάφρον , ἐκάθιζον ἐν τόπῳ καθαρῷ , ὅπου τῶν νεκρῶν ἐφαίνετο τόπος πεσόντων , ὅθεν ὀπίσω ἐτράπη ὁ ἰσχυρὸς ῞Εκτωρ͵ ἀποκτείνων τοὺς Ἕλληνας , ἡνίκα δὴ ἡ νὺξ περιεκάλυψεν ἅπαντα σκότει· ἐκεῖ καθήμενοι λόγους πρὸς ἀλλήλους ἔλεγον · τούτοις δὲ τῶν λόγων ἡγεῖτο ὁ ἀπὸ τῆς Γερήνης ἱππικὸς Νέστωρ, λέγων · Ω προσφιλέστατοι , οὐκ ἄν τις ἀνὴρ πεισθείη τῇ ἑαυτοῦ τολμηρᾷ καὶ γενναίᾳ ψυχῇ πρὸς τοὺς μεγαλοψύχους Τρῷας πορευθῆναι , εἴ τινά που τῶν πολεμίων ἔσχατον ὄντα ἀποκτείνειεν ( ἐν ἐσχάτῳ τοῦ πεδίου διατρίβοντα ζωγρήσειεν ) , εἴπου καί τινα λόγον ἐν τοῖς Τρωσὶν ἀκούσειεν , ἅπερ ἂν βουλεύωνται ἐν ἑαυτοῖς · ἢ προθυμοῦνται αὐτόθι μένειν παρὰ ταῖς ναυσὶν πόῤῥω τῆς πόλεως , ἢ εἰς τὴν πόλιν ὀπίσω ἀνακάμψουσιν , ἐπειδὴ ἐκάκωσαν καὶ ἥττησαν τοὺς Ἕλληνας · εἰ ταῦτα γε πάντα ἀκούσειε , καὶ πάλι </text:span></text:span></text:p>
      <text:p text:style-name="P2"><text:span text:style-name="AncientGreek_3a__20_Ἀρχαία_20_ἑλληνικά"><text:span text:style-name="T2"/></text:span></text:p>
      <text:p text:style-name="P2"><text:soft-page-break/><text:span text:style-name="AncientGreek_3a__20_Ἀρχαία_20_ἑλληνικά"><text:span text:style-name="T2">ΠΑΡΑΦΡΑΣΙΣ . 149 πρὸς ἡμᾶς ἐπανέλθοι ἀβλαβής , μεγάλη ἂν αὐτῷ κατὰ πᾶσαν τὴν ὑπ᾽ οὐρανὸν δόξα γένοιτο ἐπὶ πάντας τοὺς ἀνθρώπους , καὶ χάρις αὐτῷ ἔσται ἀγαθή · ὅσοι γὰρ ἄριστοι κρατοῦσι καὶ ἄρχουσι παρὰ ταῖς ναυσὶν , ἕκαστος τούτων ἁπάντων δώσουσιν αὐτῷ ὄϊν μέλαιναν θήλειαν , παρνον , ἔγκυον , ταύτῃ δήπου οὐ δὲν κτῆμα ἐστιν ὅμοιον · ἀεὶ δὲ ἐν ταῖς εὐωχίαις καὶ ταῖς ἑορταῖς αὐτόκλητος παραγενήσεται. Οὕτως εἶπεν . οὗτοι δὲ πάντες ἄφωνοι ἐγένοντο σιγῇ · ἐν τού τοις δὲ εἶπεν ὁ κατὰ πόλεμον ἀγαθὸς Διομήδης· Ω Νέστορ , ἐμὲ διεγείρει ἡ καρδία , καὶ ἡ ἀνδρεία ψυ χὴ εἰσελθεῖν εἰς τὸ στρατόπεδον τῶν πολεμίων αν δρῶν πλησίον ὄντων , τῶν Τρῴων · ἀλλ᾽ εἴ τις καὶ ἄλλος ἀνὴρ συνέποιτό μοι , μᾶλλον παραμυθία , καὶ εὐτολμότερον ἔργον γενήσεται· δύο γὰρ συμπορευόμενοι η ὁ ἕτερος πρὸ τοῦ ἑτέρου ἐνόησεν , πῶς ἂν κοινωφελὲς καὶ συμφερὲς γένοιτο · μόνος δὲ καὶ ἐὰν νοήσῃ , ἀλλὰ βραδύτερός τε αὐτῷ ὁ νοῦς , καὶ ἡ βουλὴ εσθενής ἐστιν . Οὕτως εἶπεν · οὗτοι δὲ πολλοὶ ἐβούλοντο τῷ Διομήδει ἀκολουθεῖν . ἐβούλοντο οἱ δύο Ααντες οἱ τοῦ πολέμου ὑπηρέται, ἐβούλετο ὁ Μηριόνης , πάνυ δὲ ἐβούλετο ὁ υἱὸς τοῦ Νέστορος , ἐβούλετο ὁ ειὸς τοῦ᾿Ατρέως ὁ κατὰ πόλεμον ἔνδοξος Μενέλαος, ἐβούλετο δὲ ὁ ὑπομονητικὸς Ὀδυσσεὺς εἰσελθεῖν εἰς τὸν στρατὸν τῶν Τρῴων · ἀεὶ γὰρ αὐτῷ ἐν τῷ λογι στικῷ ἡ ψυχὴ προεθυμεῖτο · ἐν τούτοις δὲ εἶπεν ὁ βασιλεὺς τῶν ἀνδρῶν ᾿Αγαμέμνων · Ω Διόμηδες ὑἱὲ τοῦ Γυδέως τῇ ἐμῇ πεφιλημένε ψυχῇ · ἀπὸ τούτων μὲν οὖν φαινομένων ἐκλέξῃ φίλον , καὶ συνοδοιπόρον , ὃν ἂν βούλῃ τὸν ἄριστον , ἐπειδὴ προθυμοῦνται πολλοί . μηδὲ σύγε αἰδούμενος ἐν τῷ σῷ λογιστικῷ τὸν βελτίονα μὲν καταλίπῃς , σὺ δὲ χείρονα προσλά βης , αἰδοῖ ὑποχωρῶν , εἰς τὸ γένος ἀφορῶν , μη δὲ </text:span></text:span></text:p>
      <text:p text:style-name="P2"><text:span text:style-name="AncientGreek_3a__20_Ἀρχαία_20_ἑλληνικά"><text:span text:style-name="T2"/></text:span></text:p>
      <text:p text:style-name="P2"><text:span text:style-name="AncientGreek_3a__20_Ἀρχαία_20_ἑλληνικά"><text:span text:style-name="T2"/></text:span></text:p>
      <text:p text:style-name="P1"><text:span text:style-name="AncientGreek_3a__20_Ἀρχαία_20_ἑλληνικά"><text:span text:style-name="T1">ΠΑΡΑΦΡΑΣΙΣ. 151 εἰ μείζων βασιλεύς ἐστιν . Οὕτως εἶπεν . ἐφοβήθη δὲ περὶ τοῦ πυῤῥοῦ Μενελάου . ἐν τούτοις δὲ πάλιν εἶπεν ὁ κατὰ πόλεμον ἀγαθὸς Διομήδης · Εἰ μέντα κελεύετε ἐμὲ αὐτὸν ἐκλέξασθαι καὶ λαβεῖν συνοδοιπόρον , πῶς ἂν μετὰ ταῦτ᾽ ἐγὼ ἐπιλαθοίμην τοῦ θείου Ὀδυσσέως , οὗ περισσῶς μὲν πρόθυμος ἡ καρδία καί ἡ ἀνδρεία ψυχή ἐστιν ἐν πᾶσι τοῖς πότοῖς , φιλεῖ δὲ αὐτὸν ἡ πολεμικὴ ᾿Αθηνᾶ ; τούτου δὲ ἀκολουθοῦντος , καὶ ἐκ πυρὸς καιομένου ἀμφότεροιὑπο στρέψαιμεν ἂν , επειδή πάνυ οἶδε νοῆσαι τὸ δέον . Πρὸς τοῦτον δὲ εἶπεν ὁ πολλὰ ὑπομείνας ἔνδοξος Ὀδυσσεύς · Ω ὑπὲ τοῦ Τιδέως , μήτε πάνυ με ἐπαίνει , μήτε τι ὀνείδιζε , ἐν εἰδόσι γὰρ τοῖς ῞Ἕλλησι ταῦτα λέγεις . ἀλλὰ πορευώμεθα , πάνυ γὰρ ἡ νὺξ ανύεται , καὶ ἀναλοῦται , ἐγγὺς δὲ ἡ ἡμέρα , τὰ ἄστρα δὲ προκεχώρηκεν εἰς δύσιν , παρῆλθε δὲ ἡ νυξ εἰς πλείονα τῶν δύο μοιρῶν , ἡ τρίτη δὲ μοῖρα ὑπολείπεται ( παρήλλακται δὲ ἡ νυξ τὰ πλείονα ἐκ τῶν δύο μοιρῶν , ὥστε λείπεται μέρος τι τῶν δύο , καὶ ἡ τρίτη τελεία ) . Οὕτως εἰπόντες ἐνεδύσαντο τὰ φο βερὰ ὅπλα . Τῷ μὲν οὖν ὑἱῷ τεΤυδέως ἔδωκεν ὁ πο λεμικὸς Θρασυμήδης ξίφος ἐξ ἑκατέρου μέρους ήκονημένον , τὸ γὰρ ἑαυτοῦ παρὰ τῇ νηῒ κατελείφθη , καὶ ἀσπίδα , περικεφαλαίαν δὲ αὐτῷ περιέθηκε τῇ καὶ φαλῇ ἐκ δέρματος ταύρου , ἄνευ προμετωπιδίου , καὶ ἄνευ λόφου , ἥτις καταῖτυξ καλεῖται , φυλάττει δὲ καὶ σώζει τὰς κεφαλὰς τῶν ἀκμαίων νέων . ὁ Μητ ριόνης δὲ ἔδωκε τῷ Ὀδυσσεῖ τόξον , καὶ βελοθήκην , καὶ ξίφος , περικεφαλαίαν δὲ αὐτῷ περιέθηκε τῇ κε φαλῇ ἐκ δέρματος πεποιημένην , πολλοῖς δὲ ἔνδοθεν λώροις ἐνέσφικτο </text:span></text:span><text:soft-page-break/><text:span text:style-name="AncientGreek_3a__20_Ἀρχαία_20_ἑλληνικά"><text:span text:style-name="T1">ἰσχυρῶς,ἔξωθεν δὲ ὀδόντες λευκοὶ χοίρου λευκόδοντος πυκνοὶ συνεῖχον τῇδε κἀκεῖσε , καλῶς καὶ ἐπιστημόνως·ἐντῷ μέσῳ δὲ πῖλος αφήρει· ταύτην (ἥντινα ) δήποτε ἐξ Ελεῶνος τῆς πόλεως ἀφείλετ το ὁ Αὐτόλυκος τοῦ ᾿Αμύντορος τοῦ ὡιοῦ τοῦ Ὀρμένου,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53 τη N τὸν πυκνὸν καὶ ὀχυρὸν οἶκον διορύξας · εἰς Σκάνδειαν δὲ ἔδωκεν αὐτὴν τῷ ἐκ τῶν Κυθήρων ᾿Αμφιδάμαντι η ὁ ᾿Αμφιδάμας δὲ ἔδωκεν αὐτὴν τῷ Μόλῳ , ξένιον εἶναι παρ ' αυτῷ · οὗτος δὲ τῷ Μηριόνῃ ἔδωκεν αὐτὴν τῷ ἑαυτοῦ υἱῷ φορεῖν . Τότε δ᾽ οὖν περιτεθεῖσα , τὴν κε φαλὴν τοῦ Ὀδυσσέως ἐκάλυψεν . οὗτοι δὲ ἐπειδὴ τὰ φοβερὰ αὑτῶνὅπλα ἐνεδύσαντο , ὥρμησαν δὴ πορεύ‐ εσθαι , κατέλιπον δὲ αὐτόθι πάντας τοὺς ἀρίστους · τούτοις δὲ αἴσιον ἐρωδιὸν πλησίον τῆς ὁδοῦ ἔπεμψεν ἡ πολεμικὴ ᾿Αθηνᾶ , οὗτοι δὲ οὐκ ἐθεάσαντα αὐτὸν τοῖς ὀφθαλμοῖς κατὰ τὴν σκοτεινὴν νύκτα , ἀλλὰ βοήσαντος ἤκουσαν , ἐπεχάρη δὲ τῷ οἰωνῷ τούτῳ ὁ Ὀδυσσεὺς , ηὔξατο δὲ τῇ ᾿Αθηνᾷ λέγων · Ἐπάκουσόν μου , ὦ θύγατερ τοῦτὴν αἰγίδα φοροῦντος Διὸς , ἥτις μοι ἀεὶ ἐν πᾶσι τοῖς πόνοις καὶ καμάτοις σύνει καὶ βοηθεῖς , οὐδὲ λανθάνω σε ὁδοιπορῶν · νῦν δὲ καὶ μάλιστά με φίλει , ὦ ᾿Αθηνᾶ , δὸς δὲ πάλιν ἐπὶ τὰς ναῦς εὐκλεεῖς ἐλθεῖν πράξαντας μέγα ἔργον , ὅπερ ἄν τοῖς Τρασὶν ἐν φροντίδι ἔσται . Δεύτερον δὲ ἠύξατο ὁ κατὰ πόλεμον ἀγαθὸς Διομήδης λέγων · Ἐπάκουσον δὴ καὶ ἐμοῦ , ὦ θύγατερ τοῦ Διὸς ἀκαταπόνητε ᾿Αθηνᾷ , συνέπου μοι ὥσπερ ὅτε συνείπου τῷ πατρὶ τῷ ἐνδόξῳ Τυδεῖ εἰς τὰς Θήβας , ὁπηνίκα πρὸ τῶν Ἑλλήνων πρεσβευτὴς ἐπορεύθη , τοὺς σιδηροθ ράκους δὲ Ἕλληνας κατέλιπεν ἐπὶ τῷ ᾿Ασώπῳ ποταμῷ · οὗτος δὲ ἀγγελίων καὶ λόγον προσηνῆ προσέφερε τοῖς Θηβαίοις ἐκεῖσε , ὀπίσω δὲ ἀπερχόμε νος πάνυ μερίμνης ἄξια καὶ χαλεπὰ ἔργα εἰργάσατο μετὰ σοῦ , ἐνδοξοτάτη θεά , ὑπηνίκα αὐτῷ προθύμως παρεγένου βοηθός · οὕτω νῦν καμοὶ προθυμουμένη πάρεσο , καὶ φύλαττέ με, σοὶ δὲ ἐγὼ θύσω βοῦν ἐνιαυσίαν , πλατυμέτωπον , αδάμαστον , ἣν οὔπω ἀνὴρ ὑπήγαγε τῷ ζυγῷ · ταύτην σοὶ ἐγὼ θύσω περιχέας καὶ περιβαλόμενος τοῖς κέρασιν αὐτῆς χρυσόν .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55 Οὕτως εἶπον εὐχόμενοι· τούτων δὲ ἐπήκουσεν ἡ πο λεμική ᾿Αθηνᾶ . οὗτοι δὲ ἐπειδὴ ηὔξαντο τῇ θυγατρὶ τοῦ Διὸς τοῦ μεγάλου , ὥρμησαν πορεύεσθαι , ὥσπερ δύο λέοντες , κατὰ τὴν σκοτεινὴν νύκτα ἀνὰ τὸν τό πον τοῦ φόνου η ἀνὰ τοὺς νεκροὺς , κατὰ τὰ ὅπλα καὶ τὸ μέλαν αἷμα . Οὐ μὴν οὐδὲ τοὺς αλαζόνας Τρῷας ἀφῆκεν ὁ ῞Εκτωρ ὑπνώττειν , ἀλλ᾿ ὁμοῦ πάντας συνεκάλεσε τοὺς ἀρίστους , ὅσοι ἦσαν ἡγεμόνες τῶν Τρῴων , καὶ βασιλεῖς . τούτους οὗτος συναθροίσας συνετὴν παρεσκεύαζε καὶ ἀπήρτιζε βουλὴν λέγων . Τίς ἄν μοι τοῦτο τὸ ἔργον ἐπαγγειλάμενος ἐκτελέσειεν ἐπὶ μεγάλῃ χάριτι; μισθὸς δὲ ( γαρ) αὐτῷ ἱκανὸς ἔσται· δωσω γὰρ αὐτῷ ὄχημα, καὶ δύο μεγα λαύχενας ἵππους , οἵπερ ἂν ἄριστοι ὦσιν ἐπὶ ταῖς ταχείαις ναυσὶ τῶν Ἑλλήνων , ὅστις ἂν τολμήσεις , καὶ ἑαυτῷ δόξαν ἀπενέγκαιτο , ἀφικέσθαι πλησίον τῶν ταχυπόρων νεῶν , καὶ ἀκοῦσαι καὶ γνῶναι ἀκριβῶς , ἢ φυλάττονται αἱ ταχεῖαι νῆες , ὥσπερ τὸ πρότερον , ἢ δαμασθέντες ἤδη καὶ ἡττηθέντες ὑπὸ τῶν ἡμετέρων χειρῶν , φυγὴν ἐν αὐτοῖς βουλεύονται , οὐδὲ θέλουσι τὴν νύκτα φυλάττειν , πόνῳ καὶ κόπῳ χαλεπῷ ἀδημονήσαντες . Οὕτως εἶπεν . οὗτοι δὲ πάντες ἄφωνοι ἐγένοντο σιγῇ · ἦν δέ τις ἐν τοῖς Τρωσὶ Δόλῶν υἱὸς τοῦ Εὐμήδους , τοῦ θείου καὶ θαυμαστοῦ κήρυκος , πολὺν χρυσὸν καὶ πολὺν χαλκὸν ἔχων · ὃς δὴ κατὰ </text:span></text:span><text:soft-page-break/><text:span text:style-name="AncientGreek_3a__20_Ἀρχαία_20_ἑλληνικά"><text:span text:style-name="T1">μὲν τὴν μορφὴν δυσειδὴς ἦν , ἀλλὰ ταχύπους · οὗτος δὲ μόνος ἦν ἐν πέντε ἀδελφαῖς , ὃς δι τότε τοῖς τε Τρῷσὶ καὶ τῷ Ἕκτορι εἶπε λόγον . Ω ῞Εκτορ , ἐμὲ προτρέπει ή καρδία , καὶ ἡ γενναία ψυχὴ πορευθῆναι πλησίον τῶν ταχυπόρων νεῶν , καὶ περὶ πάντων ἀκριβῶς ἀκοῦσαι· ἀλλ᾽ ἄγε μοι ἀνάτείνον τὴν βασιλικὴν ῥάβδον , καὶ ὄμοσόν μοι , ἦ μὴν τοὺς ἵππους , καὶ τὰ σιδήρῳ πεποικιλμένα οχήματα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57 기 اد δώσειν , οἳ φέρουσι καὶ βαστάζουσι τὸν ἄμεμπτον ὑιὸν τοῦ Πηλέως· σοὶ δὲ ἐγὼ οὐκ ἔσομαι μάταιος κατάσκοπος ,οὐδὲ ἄπο τοῦ σκοποῦ , καὶ οιήσεως , ἣν ἔχεις περὶ ἐμοῦ · ἐπὶ τοσοῦτον γὰρ εἰς τὸ στρατόπεδον πορεύσομαι διόλου , ἕως ἄν ἀφίκωμαι εἰς τὴν ναῦν τοῦ ᾿Αγαμέμνονος , ὅπου ἐοίκασιν οἱ ἄριστοι βουλεύεσθαι, ἢ φεύγειν , ἢ πολεμεῖν. Οὕτως εἶπεν . ὁ δὲ ἔλαβεν ἐν ταῖς χερσὶ τὴν βασιλικὴν ῥάβδον καὶ ὤμοσεν αὐτῷ · Γινωσκέτω καὶ μάρτυς ἔστω δή αὐτὸς ὁ μεγαλόφωνος ἀνὴρ τῆς ῞Ηρας , οὐδαμῶς τοῖς ἵπποις αὐτοῖς ἄλλος ἀνὴρ ἐποχήσεται ἀπὸ τῶν Τρῴων , ἀλλὰ σε ἀποφαίνομαι διὰ παντὸς ἀγλαίζεσθαι, καὶ καλλωπίζεσθαι . Οὕτως εἶπε , καὶ δὴ ἐπιώρκησεν, τοῦτον δὲ παρώξυνε ( ἐπεὶ τὸν ὅρκον ἐτελείωσε , τοῦ τον διήγειρε ) . ευθέως δὲ περιεβάλετο τοῖς ὤμοις τὸ ἐπικαμπὲς τόξον , ἐνεδύσατο δι ἔξωθεν δέρμα λύκου λευκοῦ , ἐπὶ τῇ κεφαλῇ δὲ ἔθηκε περικεφαλαίαν ἐκ δέρματος ἐκτίδος πεποιηκυῖαν , ὥρμησε δὲ πορεύεσθαι ἐπὶ τὰς ναῦς ἀπὸ τοῦ στρατοῦ · οὐδὲ δὴ ἔμελλεν ἀφικόμενος ἐκ τῶν νεῶν πάλιν , ἀπαγγελεῖν λόγον τῷ Ἕκτορι · ἀλλ᾿ ὁπηνίκα δὴ κατέλιπε τῶν ἵππων καὶ τῶν ἀνδρῶν τὸ ἀθροισμα , ἐπορεύετο δὴ τὴν ὁδὸν προθυμούμενος · τοῦτον δὲ προσερχόμενον ἐθεάσατο ὁ ἐκ τοῦ Διὸς καταγόμενος Οδυσσεύς , εἶπε δὲ πρὸς τὸν Διομήδην · Οὗτος ὁ ἀνὴρ , ὦ Διόμηδες , ἀπὸ τοῦ στρατοῦ ἔρχεται , οὐκ οἶδα , ἢ κατάσκοπος τῶν ἡμετέρων νεῶν , ἢ σκυλεύσων τινὰ τῶν ἀποθανόντων νεκρῶν · ἀλλὰ παραχωρῶμεν αὐτῷ πρῶτον παρελθεῖν ἐκ τῆς πεδιάδος μικρὸν , μετὰ ταῦτα δὲ ἐφορμήσαντες ζωγρήσαιμεν ἂν αὐτὸν ταχέως·εἰ δὲ ἡμᾶς παραδρόμοι τοῖς ποσὶ , καὶ πλαγίων ἐπὶ τὴν πόλιν ποιεῖται την ὁδὸν , ἀεὶ αὐτὸν ἀπὸ τοῦ στρατοῦ ἀπέστρεφε ἐπὶ τὰς ναῦς σὺν τῷ δέρατι ἐφορμῶν , μήπως εἰς τὴν πόλιν ἐκφύγῃ · Οὕτω δὴ εἰ πόντες ἐκτὸς τῆς ὁδοῦ ἐν τοῖς νεκροῖς ἐκλέθησαν · οὗτος δὲ ταχέως παρῆλθεν ἀνοίᾳ καὶ ἀσυνέ-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159 او او τως · ἀλλ᾿ ὁπηνίκα δὴ τοσοῦτον ἀπῆν , ὅσον τὰ διαςήματα γίνονται τῶν ἡμιόνων , αὗται γὰρ κρείττονὲς εἰσι βοῶν ἕλκειν τὸ ἄροτρον τὸ τὸν γύην προσπεπηγότα ἔχον , διὰ τῆς βαθείας ἠροτριασμένης γῆς , οὗτοι μὲν επέδραμον . οὗτος δὲ ἔστη ἀκούσας τὸν κτύπον · ᾤετο (ἤλπιζε) γὰρ κατὰ τὸν ἑαυτοῦ λογισμὸν εἶναί τινας φίλους ἐκ τῶν Τρῴων μετακαλεσομένους πορεύεσθαι ὑπίσω , τοῦ Ἕκτορος κελεύσαντος ( ὡς τοῦ Ἕκτορος κελευσαντος, εἰς τοὐ πίσω αὐτὸνὑποστρέψαι )· αλλ' όπη- νίκα δὴ ἀπῆσαν , ὅσον βολὴ δόρατος , ἢ καὶ ἔλαττον , ἔγνω δὴ ἄνδρας πολεμίους , ταχέως δὲ τὰ γόνατα ἐκίκαι φεύγειν , οὗτοι δὲ ταχέως διωκειν ὥρμησαν. ὥσπερ δὲ ὅτε δύο κύνες τραχεῖς καὶ ὀξεῖς ὁδόντας ἔχοντες , ἔμπειροι κυνηγίας , ἢδορκίδα , ἢ λαγωὸν ἐπείγουσιν ἐπιμόνως ἀεὶ κατὰ τόπον ὑλώδη καὶ σύνδενδρον , οὗτος δὲ προτρέχει γοῶν · οὕτω τοῦτον ὁ υἱὸς τῷ Τυδέωςκαὶ ὁ τὰς πόλεις πορθῶν Ὀδυσσεύς , τὸ Τρωϊκοῦ </text:span></text:span><text:soft-page-break/><text:span text:style-name="AncientGreek_3a__20_Ἀρχαία_20_ἑλληνικά"><text:span text:style-name="T1">λαδ ἀποχωρίσαντες ,ἐδίωκεν ἐπιμόνως αεί. ἀλλ᾿ ἡνίκα δὴ ταχέωςἔμελλε συμμιγήσεσθαι τοῖς φύλαξι φεύγων εἰς τὰς ναῦς , τηνικαῦτα δὴ ἐνέβαλεν ἰσχὺν ἡ ᾿Αθηνᾶ τῷ υἱῷ τοῦ Τιδεως, ὅπως μηδεὶς τῶν σιδηροθωράκων Ἑλλήνων προ- ( κατα) λάβοι ἐπικαυχησάμενος βαλεῖν ,( καυχήσαιτο βα λεῖν προκαταλαβὼν), οὗτος δὲ ὕστερον παραγένοιτο , συντῷ δόρατι δὲ ὁρμῶνκαὶ ἐπερχόμενος εἶπε πρὸς αὐ τὸν ὁ ἰσχυρὸς Διομήδης · Ἢ μένε ,ἢ σὲ δόρατι φθάσω · οὐδ᾽ οἶομαί σε ἐπὶ πολὺ ἐκφυγεῖν τὸν ὑπὸ τῆς ἐμῆςχει ρὸς ἀφανιςικὸν θάνατον . Εἶπε δὴ , καὶ ἐπέρριψε τὸ δόκ ρυ , ἐθελουσίως δὲ ἀπέτυχε τοῦ ἀνδρός · ὑπὲρ τὸν ὦμον δὲ τὸν δεξιὸνἡ τοῦευξέςου καὶ καλῶς πεποιημένου δόρατος αἰχμὴ ἐνεπάγη εἰς τὴν γῆν , οὗτος δὲ ἐφοβήθη καὶ ἔση, τρέμων, ἦχος δὲ κατὰ τὸ ςόμα ἐγίνετο τῶν ὁδόντων (ασαφῆ φωνὴν προϊέμενος) , χλωροποιὸς , καὶ ὠχροποιὸς ὑπὸ τοῦ φόβε , ὗτοι δὲ πνευτιῶντες κατέλαβον ,ἥψαντο δὲ τῶν χειρῶν. οὗτος δὲ δακρύσας εἶπε λόγον · Ζῶντα με αγάγετε , ἐγὼ δὲ λυτρώσομαι ἐμαυτὸν , ἔτι γὰρ ἐν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61 ~ el ท ή τῷ οἴκῳ χαλκός τε καὶ χρυσὸς , καὶ πολλοῦ καμάτου δεόμενος σίδηρος · ἐκ τούτων δωρήσαιτ᾽ ἂν ὑμῖν ὁ πατὴρ πλεῖστα λύτρα , ἐὰν ἐμὲ ζῶντα ἀκούσῃ ἐπὶ ταῖς ναυσὶ τῶν Ἑλλήνων . Πρὸς τοῦτον δὲ ἀποκρινόμενος εἶπεν ὁ πολύβουλος Οδυσσεύς · Θάῤῥει μηδέ τί σοι ὁ θάνατος ἐπὶ λογισμὸν ἔστω· ἀλλ᾽ ἄγε εἰπέ μοι τοῦτο καὶ ἀληθῶς ἀπάγγειλον . ποῦ δὴ οὕτω μόνος ἀπὸ τοῦ στρατοῦ πρὸς τὰς ναῦς πορεύῃ κατὰ τὴν σκοτεινὴν νύκτα , ἡνίκα ὑπνώττουσιν οἱ ἄλλοι ἀνθρω ποι ; ἢ σκυλεύσων τινὰ τῶν ἀποθανόντων νεκρῶν, ἢ ὁ῞Εκτωρ σέ προέπεμψε κατασκοπήσασθαι ἅπαντα εἰς τὰς βαθείας ναῦς , ἢ σὲ αὐτὸν ἀνέπεισεν ἡ ψυχή ; Πρὸς τοῦτον δὲ ἀπεκρίνετο μετὰ ταῦτα ὁ Δόλων , ὑπετρεμε δὲ τὰ μέλη · αολλαῖς βλάβαις ἐξηπάτησέ μου τὸν νοῦν ὁ Εκτωρ · ὅς μοι τοὺς μονώνυχας ἵπ πους τοῦ λαμπροῦ υἱοῦ τοῦ Πηλέως ὑπέσχετο δώσειν , καὶ τὰ σιδήρῳ πεποικιλμένα οχήματα · ἐκέλευσε δὲ πορευόμενόν με κατὰ τὴν ταχείων σκοτει· νὴν νύκτα , ἀφικέσθαι πλησίον τῶν πολεμίων ἀνδρῶν ; καὶ ἀκριβῶς ἀκοῦσαι, ἢ φυλάττονται αἱ ταχεῖαι νῆες , ὥσπερ τὸ πρότερον , ἢ δαμασθέντες ἤδη καὶ ἡττηθέντες ὑπὸ τῶν ἡμετέρων χειρῶν φυγὴν βουλεύεσθε ἐν ἑαυτοῖς , οὐδὲ θέλετε φυλάττειν τὴν νύκτα , πόνῳ καὶ κόπῳ χαλεπῷ ἀδημονήσαντες . Πρὸς τοῦτον δὲ ἐπιμειδιάσας εἶπεν ὁ πολύβουλος Οδυσσεύς . Ὄντως δή σοι ἡ μεγαλόφρων καὶ γενναία ψυχὴ μεγάλων χαρίτων ἐπεθύμει , τῶν ἵππων τοῦ συνετοῦ ἐκγόνου τοῦ Αἰακοῦ · οὗτοι δὲ χαλεποί εἰσιν δαμασθῆναι ἀνδράσι θνητοῖς , καὶ ὀχεῖσθαι ἄλλῳ γε , τῷ ᾿Αχιλλεῖ , ὃν ἔτεκε μήτηρ αθάνατος · ἀλλ᾿ ἄγε εἰπέ μοι τοῦτο , καὶ ἀληθῶς ἀπάγγειλον . ποῦ νῦν κατέλιπες τὸν Εκτορα τὸν βασιλέα τοῦ στρατοῦ , πορευόμενος ἐνθάδε; ποῦ δὲ αὐτῷ τὰ πολεμικὰ ὅπλα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63 او 2 κεῖται ; ποῦ δὲ αὐτῷ οἱ ἵπποι ἑστᾶσι ; πῶς δὲ ἔχουσι τῶν λοιπῶν Τρῴων αἱ τηρήσεις καὶ αἱ κοῖται , καὶ ἅτινα βουλεύονται ἐν ἑαυτοῖς , ἢ προθυμοῦνται αὐτόθι μένειν παρὰ ταῖς ναυσὶν ἄπωθεν τῆς πόλεως , ἢ εἰς τὴν πόλιν ὀπίσω ἀνακάμψουσιν , ἐπειδὴ ἐδάμασαν, καὶ ἥττησαν τοὺς Ἕλληνας ; Πρὸς τοῦτον δὲ εἶπεν ὁ Δόλων ὁ υἱὸς τοῦ Εὐμήδους · Τοιγαροῦν ἐγώ σοι ταῦτα πάνυ ἀληθῶς μέχρι τέλους ἐρῶ. Ὁ μὲν Εκτωρ͵ μετ᾽ αὐτῶν , ὅσοι </text:span></text:span><text:soft-page-break/><text:span text:style-name="AncientGreek_3a__20_Ἀρχαία_20_ἑλληνικά"><text:span text:style-name="T1">γνωμοδόται ὑπάρ χούσι , βουλεύεται παρὰ τῷ μνήματι τοῦ θείου καὶ θαυμαστου Ιλου , πόῤῥω τῆς ταραχῆς καὶ τοῦ θο ρύβου · τὰς φυλακὰς δὲ καὶ τηρήσεις , ἃς ἐρωτᾷς,ὦ ἥρως , οὐδεμία διακεχωρισμένη καὶ τεταγμένη σώζει τὸν στρατὸν , οὐδὲ τηρεῖ · ὅσαι μὲν γὰρ πυρὸς πυρκαϊαὶ τῶν Τρῴων , οἷστισιν ἀνάγκη ἐπίκειται , οὗ - τοι ἀγρυπνοῦσι , καὶ φυλάσσειν παρακελεύονται ἀλλήλοις· οἱ πολλαχόθεν δὲ κληθέντες βοηθοὶ ὑπνώττουσι· τοῖς γὰρ Τρωσὶν ἐπιτρέπουσι φυλάττειν , οὐ γὰρ αὐτοῖς οἱ παῖδες , οὐδὲ αἱ γυναῖκες κάθηνται εγγύς . Πρὸς τοῦτον δὲ ἀποκρινόμενος εἶπεν ὁ πολύβουλος Ὀδυσσεύς · Πῶς δὴ καθεύδουσι νῦν; μεμιγμένοι τοῖς ἱππικοῖς Τρωσίν ; ἢ πόῤῥω που ; δήλωσόν μοι , ἵνα μάθω . Πρὸς τοῦτον δὲ μετὰ ταῦτα απεκρίνετο Δόλων ὁ υἱὸς τοῦ Εὐμήδους . Τοιγαροῦν ἐγώ σοι ταῦτα πάνυ ἀληθῶς μέχρι τέλους ἐρῶ . Πρὸς μὲν τὴν θάλασοἱ Κᾶρες, καὶ οἱ τοῖς καμπύλοις τόξοις χρώμενοι Παίονες, καὶ οἱ Λέλεγες , καὶ οἱ Καύκωνες καὶ οἱ ἔνδοξοι Πελασγοί . ἔμπροσθεν δὲ τῆς Θύμβρης ἐτετάχατο οἱ Λύκιοι, καὶ οἱ θρασεῖς καὶ ἀνδρεῖοι Μυσοί , καὶ οἱ ἱππικοὶ Φρύγες , καὶ οἱ πολεμικοὶ Μῄονες . ἀλλὰ τί δὴ ἐμὲ διερωτᾶτε πάντα ; εἰ γὰρ προθυμεῖσθε εἰσελθεῖν εἰς τὸν στρατὸν τῶν Τρῴων , Θρᾷκες οὗτοί εἰσι χωρὶς ,νεωστὶ ἐλθόντες , ἔσχατοι τῶν λοιπῶν , ἐν αὐτοῖς δὲ βασιλεὺς Ῥῆσος ὁ υἱὸς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165 ~ τοῦ ᾿Ηιονέως· τούτου δὴ ὡραιοτάτους ἵππους ἴδον , καὶ εὐμεγέθεις· λευκότεροί εἰσι χιόνος, ἐν τῷ τρέχειν δὲ ὅμοιοι τοῖς ἀνέμοις , τὰ ὀχήματα δὲ αὐτῷ χρυσῷ καὶ ἀργύρῳ καλῶς κατεσκεύασται, τὰ ὅπλα δὲ χρυσᾶ ἐξαίσια , θαῦμα ἰδεῖν , ἀφίκετο ἔχων , ἃ δήπου οὐκ ανθρώποις (ἀνδράσι)θνητοῖς προσήκει φορεῖν, ἀλλὰ θεοῖς ἀθανάτοις . ᾿Αλλ᾿ ἐμὲ μέν τοι νῦν ἀγάγετε εἰς τὰς ταχυπόρους ναῦς , ἢ δεσμεύσαντές με δεσμῷ ἀνηλεεῖ καὶἀπηνεῖ , καταλίπετε αὐτοῦ , ἕ ὡς ἂν ἔλθητε , καὶ πεῖρανσχῆτε ἐμοῦ , ἢ δὴ κατὰ τὸ πρέπον εἶπον ἐν ὑμῖν , ἢ οὔ . Πρὸς τοῦτον δὲ δει νῶς ὑποβλεψάμενος εἶπεν ὁ ἰσχυρὸς Διομήδης : Μή μοι , ὦ Δόλων , φυγὴν ἐντίθου τῇ ψυχῇ, καίπερ ἀγαθὰ ἀπαγγείλας , ἐπεὶ ἦλθες εἰς τὰς ἐμὰς χεῖρας· ἐὰν γὰρ νῦν ἀπολύσωμέν σε , ἢ ἀρῶμεν, ὄντως που καὶ μετὰ ταῦτα ἐλεύσῃ εἰς τὰς ναῦς τῶν Ἑλλήνων , ἢ διασκόπησόμενος, ἢ κατὰ βιαίαν ἐναντίωσιν μαχησόμενος· ἐὰν δὲ ὑπὸ τῶν ἐμῶν χειρῶν δαμασθεὶς ἀπολέσῃς τὴν ψυχὴν , οὐκέτι μετὰ ταῦτα σύ βλάβος γενήσῃ ποτὲ τοῖς Ἕλλησιν . Εἶπε , καὶ οὗτος μὲν ἔμελλε παρακαλέσειν αὐτὸν , αψάμενος τῆς γενειάδος χειρὶ παχείᾳ καὶ ἰσχυρᾷ · οὗτος δὲ ὁρμήσας , τὸ μέσον τοῦ αὐχένος ἔπληξε τῷ ξίφει , ἀμφοτέρους δὲ τοὺς τένοντας ἀπέκοψε , τούτου δὲ λαλοῦντὸς ἡ κεφαλὴ τοῖς χώμασι συνεμίγη · τούτου δὲ τῆς κεφαλῆς ἀφείλοντο τὴν περικεφαλαίαν τὴν ἀπὸ δέρματος ἐκτίδος πεποιημένην , καὶ τὸ δέρμα τοῦ λύκου, καὶ τὸ εἰς τουπίσω καμπτόμενον τόξον , καὶ τὸ μακρὸν δόρυ, καὶ ταῦτα τῇ λαφυραγωγῷ ᾿Αθηνᾷ ὁ ἔν δοξος Ὀδυσσεύς ἀνέτεινεν εἰς ὕψος τῇ χειρὶ εὐχόμενος εἶπε λόγον · Χαῖρε , ὦ θεά , ἐπὶ τούτοις· σὲ γὰρ πρώτην πάντων τῶν ἐν οὐρανῷ ὄντων θεῶν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67 ἀθανάτων ἐπικαλεσόμεθα , ἀλλὰ καὶ πάλιν πέμψον ἡμᾶς ἐπὶ τοὺς ἵππους , καὶ τὰς κοίτας τῶν Θρᾳκῶν ἀνδρῶν . Οὕτω δὴ εἶπε , καὶ ἀφ᾽ ἑαυτοῦ εἰς ὕψος - μας καὶ μετεωρίσας ἔθηκεν ἐπὶ μυρσίνῃ , δῆλον καὶ φανερὸν σημεῖον ἐπέθηκε συλλαβὼν καὶ συνθεὶς κατ λέμους , καὶ </text:span></text:span><text:soft-page-break/><text:span text:style-name="AncientGreek_3a__20_Ἀρχαία_20_ἑλληνικά"><text:span text:style-name="T1">μυρσίνης εὐθαλεῖς κλάδους , μὴ διαλάθὰ αὐτοὺς εἰς τουπίσω πορευομένους κατὰ τὴνσκοτενὴν νύκτα · οὗτοι δὲ ἐπορεύθησαν προσωτέρω διά τε τῶν ὅπλων καὶ τοῦ μέλανος αἵματος . ταχέως δὲ ἐπι τὸ τάγμα τῶν Θρᾳκῶν ἀνδρῶν ἀφίκοντο πορευόμενοι οὗτοι δὲ ὕπνωττον πόνῳ καὶ μόχθῳ καταπεπονημένοι , τὰ ὅπλα δὲ αὐτοῖς τὰ καλὰ παρ᾽ αὐτοῖς τῇ γῇ παρεκέκλιτο,καλῶς μετ᾿ εὐταξίας εἰς τάγματα τρία, παρ᾽ ἑκάστῳ δὲ αὐτῶν δύο ζευγνύμενοι ἵπποι ἵσταντο· ὁ Ῥῆσος δὲ ἐν τῷ μέσῳ ἐκάθευδε , παρ᾿ αὐτῷ δὲ οἱ ταχεῖς ἵπποιἐκ τῆς ἐσχάτης ἄντυγοςλώροις δέδεμένοι ἦσαν . τοῦτον δὲ Ὀδυσσεὺς ἔμπροσθεν ( πρότερον ) θεασάμενος ἔδειξε τῷ Διομήδει λέγων · Οὗτός σοι, ὦΔιόμηδες ὁ ἀνὴρ , οὗτοι δέ σοι οἱ ἵπποι, οὓς ἡμῖν ἐδήλε ὁ Δόλων , ἐν ἀπεκτείναμεν ἡμεῖς ἀλλ᾽ ἄγενῦν πρόσαγε δύναμιν ἰσχυρὰν , οὐδὲ κατά τί σε δεῖ ἑστᾶναι μάταιον σὺν τοῖς ὅπλοις , ἀλλὰ λύε τοὺς ἵππους, ἢ σύγε τοὺς ἄνδρας ἀπόκτεινε , ἐμοὶ δὲ διὰ φροντίδος ἔσονται οἱ ἵπποι. Οὕτως εἶπεν . τούτῳ δὲ ἐνέπνευσε καὶ ἐνέβαλεν ἰσχὺν εὔτολμον ἡ εξόφθαλμος ᾿Αθηνᾶ · ἀπέκτεινε δὲ, ἄλλοτε εἰς ἄλλον ἐπιστρέφε μενος σπουδαίως , τούτων δὲ στεναγμὸς ἠγείρετο α πρεπὴς ξίφει͵ ἀναιρουμένων , ἐρυθρα δὲ ἐβάφετο ἡ γῆ τῷ αἵματε ·ὥσπερ δὲ λέων ἐπελθων θρέμμασιν (κτή νέσιν ) ἀφυλάκτοις αἰξιν , ἢ προβάτοις , κακῶς καὶ χαλεπῶς φρονῶν ἐνορμήσῃ ·οὕτω δὴ τοὺς Θρᾷκας ἄνδρας ἐπεπορεύετο ὁ υἱὸς τοῦ Τυδέως , ἕως οὗ ἀπέκτεινε δώ δέκα · ὁ πολύβουλος δὲ Ὀδυσσεὺς , ὅντινα ὁ υἱὸς τοῦ Τυδέως ξίφει ἔπληττε παραγενόμενος , τοῦτον ὁ Ὀδυσσεὺς μετὰ ταῦτα λαβὼν ἀπὸ τοῦ ποδὸς ἐξεῖλκε ,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169 1 1 ταῦτα διανοούμενος κατὰ ψυχὴν , ὅπως͵ οἱ περικαλλεῖς τρίχας ἔχοντες ἵπποι εὐκόλως διέλθοιεν , μηδὲ τρέμοιεν καὶ φοβοῖντο ἐν τῇ ψυχῇ , πορευόμενοι διὰ τῶν νεκρῶν , ἔτι γὰρ αήθεις ἦσαν αὐτῶν. ἀλλ᾽ ὁπηνίκα δὴ τὸν βασιλέα κατέλαβεν ὁ υἱὸς τοῦ Τυδέως, τοῦτον , ψυχὴν τρισκαιδεκάτην ηδίστην , αφείλετο , πνευστιῶντα · κακὸν γὰρ ἐνύπνιον ἐπέστη τῇ κεφα λῇ αὐτοῦ κατὰ τὴν νύχτα ὁ υἱὸς τοῦ υἱοῦ τοῦ Οἰνέως , ἐκ βουλῆς τῆς ᾿Αθηνᾶς · ἐν τούτῳ (οις ) δὲ ὁ ε πομονητικὸς Ὀδυσσεὺς ἔλυε τοὺς μονώνυχας ἵππους, συνέζευξε δὲ αὐτοὺς τοῖς λώροις , καὶ ἐξῆγεν ἀπὸ τοῦ πλήθους, ἐπιπλήττων καὶ μαστίζων τῷ τόξῳ · ἐπειδὴ τὴν λαμπρὰν μάστιγα οὐκ ἐνόησε λαβεῖν ταῖς χερσὶν ἐκ τοῦ ποικίλωςκατεσκευασμένου ὀχήματος, ἄναρθρον δὲ καὶ βαρβαρικὴν ἐμιμήσατο φωνὴν , σημαίνων τῷ ἐνδόξῳ Διομήδει· οὗτος δὲ ἐμερίμνα καὶ ἐβουλεύετο μένων , τί ἂν χεῖρον ἐργάσαιτο , ἢ τὸ ὄχημα οὗτος λαβῶν , ὅπου τὰ ποικίλως κατε. σκευασμένα ὅπλα ἔκειντο , ἀπὸ τοῦ ἐκτεινομένου εἰς τὸν ζυγὸν ξύλου ἑλκύσειεν , ἢ εἰς ὕψος ἄρας καὶ βαστάσας ἐξενέγκαι , ἢ ἔτι τῶν πλειόνων Θρᾳκῶν ἀφέλοιτο τὴν ψυχήν . ἐν ὅσῳ δὲ ταῦτα οὗτος ἐφρόντιζεκατὰ τὸ λογιστικὸν , ἐν τοσούτῳ ἡ ᾿Αθηνᾶ πλησίον στᾶσα , εἶπε πρὸς τὸν ἔνδοξον Διομήδην Υποστροφῆς νυνὶ μνήσθητι , ὦ υἱὲ τοῦ μεγαλοψύχο Tuδέως , ἐπὶ τὰς κοίλας ναῦς · μήποτε δεδιὼς ἐπανέλ9ης , μήτις που καὶ τοὺς Τρῷας ἀναστήσῃ καὶ διε ρεθίσῃ θεὸς ἄλλος . Οὕτως εἶπεν . ὁ δὲ συνῆκε καὶ ἐνόησε τὴν φωνὴν τῆς θεᾶς εἰπούσης· ταχέως δὲ τῶν ἵππων ἐπέβη , ἔπληξε δὲ αὐτοὺς Ὀδυσσεὺς τῷ τό ξῳ , οὗτοι δὲ τάχιστα ἔτρεχον ἐπὶ τὰς ταχείας ναῦς τῶν Ἑλλήνων .Οὐδέ γε ὁ λαμπρότοξος Απόλλων τύφλωσιν ὀφθαλμῶν εἶχεν , ἐπεὶ ἐθεάσατο τὴν ᾿Αθηνῶν ἐλθοῦσαν πρὸς τὸν υἱὸν τοῦ Τυδέως . ταύτῃ ὀργιζόμε </text:span></text:span></text:p>
      <text:p text:style-name="P1"><text:span text:style-name="AncientGreek_3a__20_Ἀρχαία_20_ἑλληνικά"><text:span text:style-name="T1"/></text:span></text:p>
      <text:p text:style-name="P1"><text:soft-page-break/><text:span text:style-name="AncientGreek_3a__20_Ἀρχαία_20_ἑλληνικά"><text:span text:style-name="T1">ΠΑΡΑΦΡΑΣΙΣ . 171 1 2 ¿- ρε δὲ Ἱπποκόωντα τὸν βουλευτὴν τῶν Θρᾳκῶν , τὸν γενναῖον ἐξάδελφον τοῦ Ῥήσου . οὗτος δὲ ἐκ τοῦ ὕπνου ἐγερθεὶς , ἐπειδὴ ἐθεάσατο τὸν τόπον ἔρημον καὶ κενὸν , ὅπου ἵσταντο οἱ ταχεῖς ἵπποι , καὶ τοὺς ἄνδρας σκαρίζοντας , καὶ ὑποκινουμένους ἐν τῷ χαλεπῷ καὶ ὀδυ νηρῷ τόπῳ τοῦ φόνου, θρηνῶν δὴ ἀνεβόησε μετὰ ταῦτα , καὶ τὸν προσφιλῆ συγγενῆ ἐκάλει· βοὴ δὲ καὶ μέ χας θόρυβος ηγέρθη , τῶν Τρώων τρεχόντων ὁμοῦ , θαύμαζον δὲ τὰ δεινὰ καὶ φροντίδος αξια ἔργα , ὅσα πράξαντες ἄνδρες ᾤχοντο ἐπὶ τὰς βαθείας ναῦς . Οὗτοι δὲὁπηνίκα δὴ παρεγένοντο, ὅπου τὸν κατάσκοπον τοῦ ῞Εκτορος ἀπέκτειναν , ἐκεῖ ὁ Ὀδυσσεὺς μὲν ἐπέσχεν ὁ προσφιλὴς τῷ Διὶ τοὺς ταχεῖς ἵππους . ὁ ὑιὸς δὲ τοῦ Τυδέως εἰς γῆν καταπηδήσας τὰ ἡμαγμένα σκύλα καὶ ὅπλα ἐν ταῖς χερσὶν ἐτίθει τῷ Ὀδυσσεῖ , ἐπέβη δὲ τῶν ἵππων , ἔπληξε δὲ τοὺς ἵππους , οἱ δὲ ἑκόντες καὶ προθύμως. ἔτρεχον ἐπὶ τὰς κοίλας ναῦς · ἐκεῖσε γὰρ ἰέναι προσφιλὲς ἦν τῇ τῶν ἐποχουμένων ψυχῇ . Ὁ Νέστωρ δὲ πρῶτος τοῦ ψόφου τῶν ποδῶν σθετο , καὶ εἶπεν · Ω προσφιλεῖς ἡγεμόνες καὶ βασιλεῖς τῶν Ἑλλήνων , ψεῦδος λέξω , ἢ ἀληθὲς ἐρῶ ; προτρέπει δέ με ἡ ψυχή · ἵππων ταχυπόδων κτύπος με βάλλει περὶ τὰ ὦτα . εἴθε γὰρ ὁ Ὀδυσσεὺς καὶ ὁ ἰσχυρὸς καὶ γενναῖος Διομήδηςοὕτως εὐθέως ἤλασαν καὶ ἐξήγαγον ἐκ τῶν Τρῴων ἵππους μονώνυχας ἀλλὰ χαλεπῶς δέδοικα κατὰ τὸ λογιστικὸν , μὴ πάθωσίτι οἱ κράτιστοι τῶν Ἑλλήνων ὑπὸ τοῦ ὄχλου τῶν Τρῴων . Οὔπω πᾶς ὁ λόγος ἐλέχθη , ὅτε δὴ αὐτοὶ παρεγένοντο , καὶ δὴ οὗτοι μὲν κατέβησαν ἐπὶ τὴν γῆν · οἱ δὲ χαίροντες δεξιαῖς προσηγόρευον , καὶ λό. γοις προσηνέσι καὶ φιλικοῖς . πρῶτος δὲ ἠρώτησεν ὁ ἀπὸ τῆς Γερήνης ἱππικὸς Νέστωρ : Αγε εἰπέ μοι , ὦ πολύμνητε Οδυσσεύ , δόξα μεγάλη τῶν Ἑλλήνων , πῶς ἐλάβετε τούτους τοὺς ἵππους · εἰσελθόντες εἰς τὸν στρατὸν τῶν Τρῴων ; ἢ θεός τις συναντήσας ὑμῖν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173 2 &gt; παρέσχετο ; λίαν ἐοίκασι ταῖς τοῦ ἡλίου ακτίσι . ἀεὶ μὲν τοῖς Τρωσὶν ἐπιμίγνυμαι, καὶ ἀντεμβάλλω , οὐδέ τι οἶμαι μένειν παρὰ ταῖς ναυσὶ , καίπερ ὢν γέρον μαχητής · ἀλλ᾽ οὔπω τοιούτους ἵππους εθεασάμην , οὐδὲ ἤκουσα . ἀλλά τινα θεὸν οἶοκαι συναντή σαντα · ἐπιδοῦναι ὑμῖν · ἀμφοτέρους γὰρ ὑμᾶς φιλεῖ ὁ τὰς νεφέλας ἀθροίζων Ζεὺς , καὶ ἡ θυγάτηρ τοῦ τὴν αἰγίδα φοροῦντος Διὸς ἡ εὐόφθαλμος ᾿Αθηνᾶ . Πρὸς τοῦτον δὲ ἀποκρινόμενος εἶπεν ὁ πολύβουλος Ὀδυσσεύς · Ω Νέστορ ὑἱὲ τοῦ Νηλέως, δόξα μεγάλη τῶν Ἑλλήνων , εὐκόλως θεός γε βουλόμενος και κρείσσανας , ἢ οὗτοί εἰσιν , ἵππους χαρίσαιτο · ἐπειδὴ πολλῷ κρείττονές εἰσιν . Οἱ ἵπποι δὲ οὗτοι , ὦ γέρον , οὓς ἐρωτᾷς , Θρᾴκιοί εἰσι νεωστὶ ἐλθόντες , τὸν βαθ σιλέα δ᾽ αὐτῶν ο γενναίος Διομήδης απέκτεινε , παρ αὐτῷ δὲ καὶ δώδεκα φίλους πάντας αρίστους , τρισκαιδέκατον δὲ τὸν κατάσκοπον ἀπεκτείναμεν ἐγγὺς τῶν νεῶν , ὃν δὴ κατάσκοπον εἶναι τοῦ ἡμέτερου spaτοῦἔπεμψεν ὁ ῞Εκτωρ , και οι άλλοι περιφανεῖς καὶ λαμπροὶ Τρῷες . Οὕτως εἰπὼν διὰ τῆς τάφρου ἤλασε τοὺς μονώνυχας ἵππους , χαίρων τε καὶ γελῶν · ὁμοῦ δὲ καὶ οἱ ἄλλοι ῞Ελληνες σὺν χαρᾷ ἐπορεύοντο · ηνίκα δὲ οὗτοι ἀφίκοντο εἰς τὴν σκηνὴν τὴν καλῶς κατ τεσκευασμένην τοῦ υἱοῦ τοῦ Τυδέως , τοὺς μὲν ἵπ πους ἔδησαν λώροις τμηθεῖσι καλῶς , ἐπὶ τῇ ἱππικῆ φάτνῃ , ὅπου οἱ ἵπποι τοῦ Διομήδους οἱ ταχύποδες ἐν τῇ πρύμνῃ δὲ τῆς νεως τὰ ἡμαγμένα ὅπλα τοῦ Δόλωνος ἔθηκεν ὁ Ὀδυσσεύς , ἕως ἂν ἑτοιμάσαιντο , καὶ ἀναθεῖεν ἱερεῖα τῇ ᾿Αθηνᾷ αὐτοὶ δὲ εἰς θάλασσαν </text:span></text:span><text:soft-page-break/><text:span text:style-name="AncientGreek_3a__20_Ἀρχαία_20_ἑλληνικά"><text:span text:style-name="T1">ἀποβαντες ἀπένιπτον τὸν πολὺν ἱδρῶτα τὸν ἀμφὶ τὰς κνήμας , καὶ τὸν τράχηλον , καὶ τοὺς μηρούς . ἐπεὶ δὲ αὐτοῖς τὸ κῦμα τῆς θαλάσσης τὸν πολὺν ἱδρῶτα ἀπένιψεν ἀπὸ τοῦ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75 σώματος , καὶ ἀνεκτήσατο τὴν ἀγαπητὴν ψυχήν · εἰς τὰ λουτρὰ δὴ τὰ καλῶς ἐξεσμένα καὶ κατεσκευ‐ ασμένα εἰσελθόντες ἐλούσαντο ·οὗτοι δὲ λουσάμενοι καὶ αλειψάμενοι ἐλαίῳ λιπαρῷ, εἰς δεῖπνον ἐκάθισαν · ἀπὸ κρατῆρος δὲ πλήρους καὶ γέμοντος ἀπαν τλήσαντες καὶ ἐκχέαντες , ἔσπενδον τῇ ᾿Αθηνᾷ ἥδιστον οἶκον .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ncientGreek" svg:font-family="AncientGree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rc" fo:country="G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grc" fo:country="G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ncientGreek_3a__20_Normal_20_text" style:display-name="AncientGreek: Normal text" style:family="text"/>
    <style:style style:name="AncientGreek_3a__20_Ἀρχαία_20_ἑλληνικά" style:display-name="AncientGreek: Ἀρχαία ἑλληνικά" style:family="text">
      <style:text-properties style:font-name="AncientGreek" fo:font-family="AncientGreek" style:font-family-generic="roman" style:font-pitch="variable" fo:language="grc" fo:country="G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9T15:22:22.752000000</meta:creation-date>
    <dc:title>Ancient Greek</dc:title>
    <dc:date>2023-08-20T21:11:42.408000000</dc:date>
    <meta:editing-duration>PT1H23M38S</meta:editing-duration>
    <meta:editing-cycles>11</meta:editing-cycles>
    <meta:generator>LibreOffice/7.1.5.2$Windows_X86_64 LibreOffice_project/85f04e9f809797b8199d13c421bd8a2b025d52b5</meta:generator>
    <meta:document-statistic meta:table-count="0" meta:image-count="0" meta:object-count="0" meta:page-count="12" meta:paragraph-count="22" meta:word-count="6295" meta:character-count="34716" meta:non-whitespace-character-count="28422"/>
  </office:meta>
</office:document-meta>
</file>